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MR12" svg:font-family="CMR12" style:font-family-generic="system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CMR12" style:font-name-complex="CMR12" fo:font-size="12pt" style:font-size-asian="12pt" style:font-size-complex="12pt"/>
    </style:style>
    <style:style style:name="P2" style:parent-style-name="Normal" style:family="paragraph">
      <style:paragraph-properties style:text-autospace="none" fo:margin-bottom="0in" fo:line-height="100%"/>
      <style:text-properties style:font-name="CMR12" style:font-name-complex="CMR12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style:text-autospace="none" fo:margin-bottom="0in" fo:line-height="100%"/>
      <style:text-properties style:font-name="CMR12" style:font-name-complex="CMR12" fo:font-size="12pt" style:font-size-asian="12pt" style:font-size-complex="12pt"/>
    </style:style>
    <style:style style:name="P4" style:parent-style-name="Normal" style:family="paragraph">
      <style:paragraph-properties style:text-autospace="none" fo:margin-bottom="0in" fo:line-height="100%"/>
    </style:style>
    <style:style style:name="T5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6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7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8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P9" style:parent-style-name="Normal" style:family="paragraph">
      <style:paragraph-properties style:text-autospace="none" fo:margin-bottom="0in" fo:line-height="100%"/>
      <style:text-properties style:font-name="CMSY10" style:font-name-complex="CMSY10" fo:font-size="12pt" style:font-size-asian="12pt" style:font-size-complex="12pt"/>
    </style:style>
    <style:style style:name="P10" style:parent-style-name="Normal" style:family="paragraph">
      <style:paragraph-properties style:text-autospace="none" fo:margin-bottom="0in" fo:line-height="100%"/>
    </style:style>
    <style:style style:name="T11" style:parent-style-name="Policepardéfaut" style:family="text">
      <style:text-properties style:font-name="CMSY10" style:font-name-complex="CMSY10" fo:font-size="12pt" style:font-size-asian="12pt" style:font-size-complex="12pt"/>
    </style:style>
    <style:style style:name="T12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13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14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P15" style:parent-style-name="Normal" style:family="paragraph">
      <style:paragraph-properties style:text-autospace="none" fo:margin-bottom="0in" fo:line-height="100%"/>
      <style:text-properties style:font-name="CMSY10" style:font-name-complex="CMSY10" fo:font-size="12pt" style:font-size-asian="12pt" style:font-size-complex="12pt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Policepardéfaut" style:family="text">
      <style:text-properties style:font-name="CMSY10" style:font-name-complex="CMSY10" fo:font-size="12pt" style:font-size-asian="12pt" style:font-size-complex="12pt"/>
    </style:style>
    <style:style style:name="T18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19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20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21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22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P23" style:parent-style-name="Normal" style:family="paragraph">
      <style:paragraph-properties style:text-autospace="none" fo:margin-bottom="0in" fo:line-height="100%"/>
      <style:text-properties style:font-name="CMSY10" style:font-name-complex="CMSY10" fo:font-size="12pt" style:font-size-asian="12pt" style:font-size-complex="12pt"/>
    </style:style>
    <style:style style:name="P24" style:parent-style-name="Normal" style:family="paragraph">
      <style:paragraph-properties style:text-autospace="none" fo:margin-bottom="0in" fo:line-height="100%"/>
    </style:style>
    <style:style style:name="T25" style:parent-style-name="Policepardéfaut" style:family="text">
      <style:text-properties style:font-name="CMSY10" style:font-name-complex="CMSY10" fo:font-size="12pt" style:font-size-asian="12pt" style:font-size-complex="12pt"/>
    </style:style>
    <style:style style:name="T26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27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28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P29" style:parent-style-name="Normal" style:family="paragraph">
      <style:paragraph-properties style:text-autospace="none" fo:margin-bottom="0in" fo:line-height="100%"/>
      <style:text-properties style:font-name="CMSY10" style:font-name-complex="CMSY10" fo:font-size="12pt" style:font-size-asian="12pt" style:font-size-complex="12pt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Policepardéfaut" style:family="text">
      <style:text-properties style:font-name="CMSY10" style:font-name-complex="CMSY10" fo:font-size="12pt" style:font-size-asian="12pt" style:font-size-complex="12pt"/>
    </style:style>
    <style:style style:name="T32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3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34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5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6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7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8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39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0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1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2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3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4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5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P46" style:parent-style-name="Normal" style:family="paragraph">
      <style:text-properties style:font-name="CMSY10" style:font-name-complex="CMSY10" fo:font-size="12pt" style:font-size-asian="12pt" style:font-size-complex="12pt"/>
    </style:style>
    <style:style style:name="T47" style:parent-style-name="Policepardéfaut" style:family="text">
      <style:text-properties style:font-name="CMSY10" style:font-name-complex="CMSY10" fo:font-size="12pt" style:font-size-asian="12pt" style:font-size-complex="12pt"/>
    </style:style>
    <style:style style:name="T48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49" style:parent-style-name="Policepardéfau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50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51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52" style:parent-style-name="Policepardéfaut" style:family="text">
      <style:text-properties style:font-name="CMR12" style:font-name-complex="CMR12" fo:font-size="12pt" style:font-size-asian="12pt" style:font-size-complex="12pt"/>
    </style:style>
    <style:style style:name="T53" style:parent-style-name="Policepardéfaut" style:family="text">
      <style:text-properties style:font-name="CMR12" style:font-name-complex="CMR12" fo:font-size="12pt" style:font-size-asian="12pt" style:font-size-complex="12pt"/>
    </style:style>
  </office:automatic-styles>
  <office:body>
    <office:text text:use-soft-page-breaks="true">
      <text:p text:style-name="P1">Hilkens Bram INFO1</text:p>
      <text:p text:style-name="P2">Commande Git :</text:p>
      <text:p text:style-name="P3"/>
      <text:p text:style-name="P4"><text:span text:style-name="T5">- Git config : La commande</text:span><text:span text:style-name="T6"><text:s/>git config</text:span><text:span text:style-name="T7"><text:s/>permet de configurer les paramètres git lier aux préférences de l’utilisateur, tels que l’adresse mail, le nom ou encore le prénom de la personne utilisant git<text:s/></text:span><text:span text:style-name="T8">actuellement mais aussi l’éditeur texte à utiliser avec git.</text:span></text:p>
      <text:p text:style-name="P9"/>
      <text:p text:style-name="P10"><text:span text:style-name="T11">-<text:s/></text:span><text:span text:style-name="T12">Git init : La commande<text:s/></text:span><text:span text:style-name="T13">git init</text:span><text:span text:style-name="T14"><text:s/>permet d’initialiser et créer un nouveau dépôt git, créant un répertoire .git contenant des fichiers nécessaire au fonctionnement du dépôt git.</text:span></text:p>
      <text:p text:style-name="P15"/>
      <text:p text:style-name="P16"><text:span text:style-name="T17">-<text:s/></text:span><text:span text:style-name="T18">Git status :<text:s/></text:span><text:span text:style-name="T19">La commande<text:s/></text:span><text:span text:style-name="T20">git status</text:span><text:span text:style-name="T21"><text:s/>permet d’afficher les fichiers modifiés localement comparé à la dernière version du projet git et de voir si la branche locale est à jour. Il permet donc d’afficher si nécessaire les fichiers à ajouter avec git add ou à validés avec<text:s/></text:span><text:span text:style-name="T22">git commit.</text:span></text:p>
      <text:p text:style-name="P23"/>
      <text:p text:style-name="P24"><text:span text:style-name="T25">-<text:s/></text:span><text:span text:style-name="T26">Git merge : La commande<text:s/></text:span><text:span text:style-name="T27">git merge</text:span><text:span text:style-name="T28"><text:s/>permet de fusionner une branche avec la branche du <text:s text:c="2"/>dépôt git actif.</text:span></text:p>
      <text:p text:style-name="P29"/>
      <text:p text:style-name="P30"><text:span text:style-name="T31">-<text:s/></text:span><text:span text:style-name="T32">Git diff : La commande<text:s/></text:span><text:span text:style-name="T33">git diff</text:span><text:span text:style-name="T34"><text:s/>permet d’afficher<text:s/></text:span><text:span text:style-name="T35">les conflits liés</text:span><text:span text:style-name="T36"><text:s/>aux modification faite</text:span><text:span text:style-name="T37">s sur</text:span><text:span text:style-name="T38"><text:s/>la copie local d</text:span><text:span text:style-name="T39">’un dépôt</text:span><text:span text:style-name="T40"><text:s/>git<text:s/></text:span><text:span text:style-name="T41">comparé à</text:span><text:span text:style-name="T42"><text:s/>la dernière versio</text:span><text:span text:style-name="T43">n du<text:s/></text:span><text:span text:style-name="T44">même<text:s/></text:span><text:span text:style-name="T45">dépôt git.</text:span></text:p>
      <text:p text:style-name="P46"/>
      <text:p text:style-name="Normal"><text:span text:style-name="T47">-<text:s/></text:span><text:span text:style-name="T48">Git blame : La commande<text:s/></text:span><text:span text:style-name="T49">git blame</text:span><text:span text:style-name="T50"><text:s/>permet d’obtenir la liste des modifications faite sur un fichier donnée d’un<text:s/></text:span><text:span text:style-name="T51">dépôt</text:span><text:span text:style-name="T52"><text:s/>git. On peut voir l’auteur de la modification (et donc l’auteur du commit), la date du commit et les lignes qui ont éta</text:span><text:span text:style-name="T53">ient modifié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MR12" svg:font-family="CMR12" style:font-family-generic="system"/>
    <style:font-face style:name="CMSY10" svg:font-family="CMSY10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am Hilkens</meta:initial-creator>
    <dc:creator>Bram Hilkens</dc:creator>
    <meta:creation-date>2019-10-06T20:15:00Z</meta:creation-date>
    <dc:date>2019-10-08T17:30:00Z</dc:date>
    <meta:template xlink:href="Normal.dotm" xlink:type="simple"/>
    <meta:editing-cycles>3</meta:editing-cycles>
    <meta:editing-duration>PT1020S</meta:editing-duration>
    <meta:document-statistic meta:page-count="1" meta:paragraph-count="2" meta:word-count="199" meta:character-count="1295" meta:row-count="9" meta:non-whitespace-character-count="1098"/>
  </office:meta>
</office:document-meta>
</file>